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paragraph-rsid="0019ebbe"/>
    </style:style>
    <style:style style:name="P2" style:family="paragraph" style:parent-style-name="Heading_20_1" style:master-page-name="MP0">
      <style:paragraph-properties style:page-number="auto" fo:break-before="page"/>
    </style:style>
    <style:style style:name="P3" style:family="paragraph" style:parent-style-name="Heading_20_1">
      <style:text-properties officeooo:rsid="001a7247" officeooo:paragraph-rsid="001a724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b74a4"/>
    </style:style>
    <style:style style:name="T4" style:family="text">
      <style:text-properties officeooo:rsid="001b7822"/>
    </style:style>
    <style:style style:name="T5" style:family="text">
      <style:text-properties officeooo:rsid="001f60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art 4, Chapter 1</text:h>
      <text:h text:style-name="P3" text:outline-level="1">The Threat Landscape</text:h>
      <text:p text:style-name="Standard">The most critical part to understanding the security of your digital assets is understanding what <text:span text:style-name="Default_20_Paragraph_20_Font"><text:span text:style-name="T2">threatens</text:span></text:span> those assets. Everything that we’ve discussed up to this point covers the mechanics of cryptocurrency security – the practical application of security techniques. But truly safeguarding your crypto wealth requires understanding why those practices exist in the first place.</text:p>
      <text:p text:style-name="Standard"/>
      <text:p text:style-name="Standard">Every security technique discussed in the previous chapters exists because of a particular risk that users currently face in the crypto landscape, or threats that real users have faced in the past. Regulations are written in blood, as they say. But in the cryptocurrency space, regulations are few. The reality, as we have discussed, is that <text:span text:style-name="Default_20_Paragraph_20_Font"><text:span text:style-name="T1">you </text:span></text:span>are solely responsible for your assets in most cases. Instead, we can say that security recommendations in crypto are written on the backs of someone out there that lost some or all of their money.</text:p>
      <text:p text:style-name="Standard"/>
      <text:p text:style-name="Standard">Crypto threats are multifaceted, and continuously evolving. These chapters are simply a snapshot of the threat landscape as of right now. Most of these threats and techniques for mitigating them will be relatively timeless, modifiable as both threat actors and cryptocurrency users evolve. Some may be out of date in a few years, and some threats we can’t even imagine yet will plague the future. Such is the nature of fast-moving technology, especially when serious money is involved.</text:p>
      <text:p text:style-name="Standard"/>
      <text:p text:style-name="Standard">Luckily, we don’t have to have simple if-then statements for every possible threat that exists, used to exist, or will exist. Understanding the<text:span text:style-name="Default_20_Paragraph_20_Font"><text:span text:style-name="T1"> patterns</text:span></text:span> that threat actors use and how to spot those patterns will allow us to<text:span text:style-name="Default_20_Paragraph_20_Font"><text:span text:style-name="T1"> </text:span></text:span><text:span text:style-name="Default_20_Paragraph_20_Font"><text:span text:style-name="T2">mitigate</text:span></text:span> those threats as they continue to change over time. <text:s/></text:p>
      <text:p text:style-name="Standard"><text:soft-page-break/></text:p>
      <text:p text:style-name="P1">There are several broad patterns that users must understand when protecting against the loss of digital assets. First, <text:span text:style-name="T3">we’ll look at p</text:span>hishing <text:span text:style-name="T3">a</text:span>ttacks – methods of tricking a user into giving up sensitive information such as seed phrases, private keys, passwords, or money outright. Next, malware and other technical threats to wallets, software, or transactions. And finally, <text:span text:style-name="T4">we will consider </text:span>self-induced loss through user err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2T18:08:03.705000000</dc:date>
    <meta:editing-cycles>18</meta:editing-cycles>
    <meta:editing-duration>PT21M51S</meta:editing-duration>
    <meta:document-statistic meta:table-count="0" meta:image-count="0" meta:object-count="0" meta:page-count="2" meta:paragraph-count="7" meta:word-count="343" meta:character-count="2162" meta:non-whitespace-character-count="1822"/>
    <meta:template xlink:type="simple" xlink:actuate="onRequest" xlink:title="" xlink:href="Normal.dotm"/>
  </office:meta>
</office:document-meta>
</file>